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riteClassNameTest_Set3.test_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.setList( LinkedHashSet &lt; B &gt; 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get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iteClassNameTest_Set3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